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family="paragraph">
      <style:text-properties fo:font-size="14pt" style:font-size-asian="14pt" style:font-size-complex="14pt"/>
    </style:style>
    <style:style style:name="P3" style:parent-style-name="Standard" style:family="paragraph">
      <style:text-properties fo:font-size="14pt" style:font-size-asian="14pt" style:font-size-complex="14pt"/>
    </style:style>
  </office:automatic-styles>
  <office:body>
    <office:text text:use-soft-page-breaks="true">
      <text:p text:style-name="P1">V četrtek, 8. decembra so se novo izvoljene svetnice in svetniki v Občini Prebold sestali na 1. konstitutivni seji. Sejo je sklical dosedanji župan Vinko Debelak, ki je Občino Prebold vodil vse od njene ustanovitve in se za ponoven mandat ni več potegoval. Volivke in volivci so za novega župana izvolili dosedanjega podžupana magistra Marka Repnika. Po poslovniku je sejo vodil najstarejši član občinskega sveta Drago Lobnikar. Imenovali so mandatno komisijo, ki je ugotovila, da pritožb na izzid volitev ni bilo. Predsednica Občinske volilne komisije Milena Lesjak Metlika je predstavila rezultate volitev za župana ter 15 članski sestav občinskega sveta za mandatno obdobje 2022 – 2026.<text:s/></text:p>
      <text:p text:style-name="P2"/>
      <text:p text:style-name="P3">Največ mandatov in sicer pet so prejeli Socialni demokrati in sicer magister Marko Repnik, ki ga bo nadomestil naslednji kandidat iz njihove liste, Tanja Gostečnik, Boštjan Herodež, Matija Jager in Matjaž Dolinar.<text:s/>Štiri mandate je dobila Slovenska demokratska stranka, ki jo bodo zastopali<text:s/>Branko Verk, Mateja Marinc, Bernard Tratnik in Rok Golavšek. Po dva mandata pripadata stranki Desus in listi neodvisni za prebold. Sedeže so zasedli Franc Škrabe, in Drago Lobnikar ter Miha Fonda in Liljana Kač. Po en mandat pa je pripadel Gibanju Svoboda in Novi Sloveniji s svetnikoma Otonom Račečičem<text:s/>in<text:s/>Urbanom Uršičem.</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l" fo:country="SI" style:language-asian="zh" style:country-asian="CN" style:language-complex="hi" style:country-complex="IN" style:text-combine="none" fo:hyphenate="true"/>
    </style:default-style>
    <style:style style:name="Navaden" style:display-name="Navaden" style:family="paragraph">
      <style:text-properties fo:hyphenate="false"/>
    </style:style>
    <style:style style:name="Privzetapisavaodstavka" style:display-name="Privzeta pisava odstavka"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eznam" style:display-name="Seznam" style:family="paragraph" style:parent-style-name="Textbody">
      <style:text-properties fo:hyphenate="false"/>
    </style:style>
    <style:style style:name="Napis" style:display-name="Napi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amo Sadnik</meta:initial-creator>
    <dc:creator>Mark SADNIK</dc:creator>
    <meta:creation-date>2022-06-10T20:03:00Z</meta:creation-date>
    <dc:date>2022-12-09T19:59:00Z</dc:date>
    <meta:template xlink:href="Normal" xlink:type="simple"/>
    <meta:editing-cycles>10</meta:editing-cycles>
    <meta:editing-duration>PT7980S</meta:editing-duration>
    <meta:document-statistic meta:page-count="1" meta:paragraph-count="2" meta:word-count="195" meta:character-count="1305" meta:row-count="9" meta:non-whitespace-character-count="1112"/>
  </office:meta>
</office:document-meta>
</file>